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idualNodesCollectionConverterImpl.doUpdateCollection( Session session , Node parentNode , CollectionDescriptor collectionDescriptor , ManageableObjects object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ResidualNodesCollectionConverterImpl.ResidualNodesCollectionConverterImpl( Map atomicTypeConverters , ObjectConverter objectConverter , Mapper 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idualNodesCollectionConverterImpl.doIsNull( Session session , Node parentNode , CollectionDescriptor collectionDescriptor , Class collectionField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idualNodesCollectionConverterImpl.doInsertCollection( Session session , Node parentNode , CollectionDescriptor collectionDescriptor , ManageableObjects objec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idualNodesCollectionConverterImpl.doGetCollection( Session session , Node parentNode , CollectionDescriptor collectionDescriptor , Class collectionFieldClas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